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8.26mm" fo:break-before="auto" style:use-optimal-row-height="false"/>
    </style:style>
    <style:style style:name="ro6" style:family="table-row">
      <style:table-row-properties style:row-height="7.78mm" fo:break-before="auto" style:use-optimal-row-height="false"/>
    </style:style>
    <style:style style:name="ro7" style:family="table-row">
      <style:table-row-properties style:row-height="7.2mm" fo:break-before="auto" style:use-optimal-row-height="false"/>
    </style:style>
    <style:style style:name="ro8" style:family="table-row">
      <style:table-row-properties style:row-height="7.04mm" fo:break-before="auto" style:use-optimal-row-height="false"/>
    </style:style>
    <style:style style:name="ro9" style:family="table-row">
      <style:table-row-properties style:row-height="1.27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0 年 2 月 份" calcext:value-type="string">
              <text:p><text:s text:c="7"/>中 華 民 國 100 年 2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171" calcext:value-type="float">
            <text:p><text:s/>－171 </text:p>
          </table:table-cell>
          <table:table-cell table:style-name="ce23" office:value-type="float" office:value="-0.01" calcext:value-type="float">
            <text:p><text:s/>－0.01 </text:p>
          </table:table-cell>
          <table:table-cell table:style-name="ce23" office:value-type="float" office:value="-0.1" calcext:value-type="float">
            <text:p><text:s/>－0.10 </text:p>
          </table:table-cell>
          <table:table-cell table:style-name="ce27" office:value-type="float" office:value="-513" calcext:value-type="float">
            <text:p><text:s/>－513 </text:p>
          </table:table-cell>
          <table:table-cell table:style-name="ce23" office:value-type="float" office:value="-0.02" calcext:value-type="float">
            <text:p><text:s/>－0.02 </text:p>
          </table:table-cell>
          <table:table-cell table:style-name="ce23" office:value-type="float" office:value="-0.29" calcext:value-type="float">
            <text:p><text:s/>－0.29 </text:p>
          </table:table-cell>
          <table:table-cell table:style-name="ce27" office:value-type="float" office:value="12270" calcext:value-type="float">
            <text:p><text:s text:c="3"/>12,270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9" calcext:value-type="float">
            <text:p><text:s text:c="3"/>6.90 </text:p>
          </table:table-cell>
          <table:table-cell table:style-name="ce27" office:value-type="float" office:value="12783" calcext:value-type="float">
            <text:p><text:s text:c="3"/>12,783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7.19" calcext:value-type="float">
            <text:p><text:s text:c="3"/>7.19 </text:p>
          </table:table-cell>
          <table:table-cell table:style-name="ce27" office:value-type="float" office:value="8934" calcext:value-type="float">
            <text:p><text:s text:c="3"/>8,934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5.03" calcext:value-type="float">
            <text:p><text:s text:c="3"/>5.03 </text:p>
          </table:table-cell>
          <table:table-cell table:style-name="ce27" office:value-type="float" office:value="3659" calcext:value-type="float">
            <text:p><text:s text:c="3"/>3,659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2.06" calcext:value-type="float">
            <text:p><text:s text:c="3"/>2.06 </text:p>
          </table:table-cell>
          <table:table-cell table:style-name="ce42" table:number-columns-repeated="17"/>
          <table:table-cell table:number-columns-repeated="988"/>
        </table:table-row>
        <table:table-row table:style-name="ro1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467" calcext:value-type="float">
            <text:p><text:s text:c="3"/>467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56" calcext:value-type="float">
            <text:p><text:s text:c="3"/>1.56 </text:p>
          </table:table-cell>
          <table:table-cell table:style-name="ce27" office:value-type="float" office:value="365" calcext:value-type="float">
            <text:p><text:s text:c="3"/>365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22" calcext:value-type="float">
            <text:p><text:s text:c="3"/>1.22 </text:p>
          </table:table-cell>
          <table:table-cell table:style-name="ce27" office:value-type="float" office:value="2021" calcext:value-type="float">
            <text:p><text:s text:c="3"/>2,021 </text:p>
          </table:table-cell>
          <table:table-cell table:style-name="ce23" office:value-type="float" office:value="0.52" calcext:value-type="float">
            <text:p><text:s text:c="3"/>0.52 </text:p>
          </table:table-cell>
          <table:table-cell table:style-name="ce23" office:value-type="float" office:value="6.76" calcext:value-type="float">
            <text:p><text:s text:c="3"/>6.76 </text:p>
          </table:table-cell>
          <table:table-cell table:style-name="ce27" office:value-type="float" office:value="1656" calcext:value-type="float">
            <text:p><text:s text:c="3"/>1,656 </text:p>
          </table:table-cell>
          <table:table-cell table:style-name="ce23" office:value-type="float" office:value="0.42" calcext:value-type="float">
            <text:p><text:s text:c="3"/>0.42 </text:p>
          </table:table-cell>
          <table:table-cell table:style-name="ce23" office:value-type="float" office:value="5.54" calcext:value-type="float">
            <text:p><text:s text:c="3"/>5.54 </text:p>
          </table:table-cell>
          <table:table-cell table:style-name="ce27" office:value-type="float" office:value="1616" calcext:value-type="float">
            <text:p><text:s text:c="3"/>1,616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5.4" calcext:value-type="float">
            <text:p><text:s text:c="3"/>5.40 </text:p>
          </table:table-cell>
          <table:table-cell table:style-name="ce27" office:value-type="float" office:value="715" calcext:value-type="float">
            <text:p><text:s text:c="3"/>715 </text:p>
          </table:table-cell>
          <table:table-cell table:style-name="ce23" office:value-type="float" office:value="0.18" calcext:value-type="float">
            <text:p><text:s text:c="3"/>0.18 </text:p>
          </table:table-cell>
          <table:table-cell table:style-name="ce38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1908" calcext:value-type="float">
            <text:p><text:s text:c="3"/>1,908 </text:p>
          </table:table-cell>
          <table:table-cell table:style-name="ce23" office:value-type="float" office:value="0.73" calcext:value-type="float">
            <text:p><text:s text:c="3"/>0.73 </text:p>
          </table:table-cell>
          <table:table-cell table:style-name="ce23" office:value-type="float" office:value="9.48" calcext:value-type="float">
            <text:p><text:s text:c="3"/>9.48 </text:p>
          </table:table-cell>
          <table:table-cell table:style-name="ce27" office:value-type="float" office:value="165" calcext:value-type="float">
            <text:p><text:s text:c="3"/>165 </text:p>
          </table:table-cell>
          <table:table-cell table:style-name="ce23" office:value-type="float" office:value="0.06" calcext:value-type="float">
            <text:p><text:s text:c="3"/>0.06 </text:p>
          </table:table-cell>
          <table:table-cell table:style-name="ce23" office:value-type="float" office:value="0.82" calcext:value-type="float">
            <text:p><text:s text:c="3"/>0.82 </text:p>
          </table:table-cell>
          <table:table-cell table:style-name="ce27" office:value-type="float" office:value="1550" calcext:value-type="float">
            <text:p><text:s text:c="3"/>1,550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7.7" calcext:value-type="float">
            <text:p><text:s text:c="3"/>7.70 </text:p>
          </table:table-cell>
          <table:table-cell table:style-name="ce27" office:value-type="float" office:value="1385" calcext:value-type="float">
            <text:p><text:s text:c="3"/>1,385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88" calcext:value-type="float">
            <text:p><text:s text:c="3"/>6.88 </text:p>
          </table:table-cell>
          <table:table-cell table:style-name="ce27" office:value-type="float" office:value="1069" calcext:value-type="float">
            <text:p><text:s text:c="3"/>1,069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5.31" calcext:value-type="float">
            <text:p><text:s text:c="3"/>5.31 </text:p>
          </table:table-cell>
          <table:table-cell table:style-name="ce27" office:value-type="float" office:value="350" calcext:value-type="float">
            <text:p><text:s text:c="3"/>350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38" office:value-type="float" office:value="1.74" calcext:value-type="float">
            <text:p><text:s text:c="3"/>1.7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581" calcext:value-type="float">
            <text:p><text:s text:c="3"/>581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23" office:value-type="float" office:value="2.86" calcext:value-type="float">
            <text:p><text:s text:c="3"/>2.86 </text:p>
          </table:table-cell>
          <table:table-cell table:style-name="ce27" office:value-type="float" office:value="211" calcext:value-type="float">
            <text:p><text:s text:c="3"/>211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23" office:value-type="float" office:value="1.04" calcext:value-type="float">
            <text:p><text:s text:c="3"/>1.04 </text:p>
          </table:table-cell>
          <table:table-cell table:style-name="ce27" office:value-type="float" office:value="1509" calcext:value-type="float">
            <text:p><text:s text:c="3"/>1,509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7.42" calcext:value-type="float">
            <text:p><text:s text:c="3"/>7.42 </text:p>
          </table:table-cell>
          <table:table-cell table:style-name="ce27" office:value-type="float" office:value="1298" calcext:value-type="float">
            <text:p><text:s text:c="3"/>1,298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6.39" calcext:value-type="float">
            <text:p><text:s text:c="3"/>6.39 </text:p>
          </table:table-cell>
          <table:table-cell table:style-name="ce27" office:value-type="float" office:value="1023" calcext:value-type="float">
            <text:p><text:s text:c="3"/>1,023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5.03" calcext:value-type="float">
            <text:p><text:s text:c="3"/>5.03 </text:p>
          </table:table-cell>
          <table:table-cell table:style-name="ce27" office:value-type="float" office:value="415" calcext:value-type="float">
            <text:p><text:s text:c="3"/>415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2.04" calcext:value-type="float">
            <text:p><text:s text:c="3"/>2.04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-230" calcext:value-type="float">
            <text:p><text:s/>－230 </text:p>
          </table:table-cell>
          <table:table-cell table:style-name="ce23" office:value-type="float" office:value="-0.12" calcext:value-type="float">
            <text:p><text:s/>－0.12 </text:p>
          </table:table-cell>
          <table:table-cell table:style-name="ce23" office:value-type="float" office:value="-1.6" calcext:value-type="float">
            <text:p><text:s/>－1.60 </text:p>
          </table:table-cell>
          <table:table-cell table:style-name="ce27" office:value-type="float" office:value="-346" calcext:value-type="float">
            <text:p><text:s/>－346 </text:p>
          </table:table-cell>
          <table:table-cell table:style-name="ce23" office:value-type="float" office:value="-0.18" calcext:value-type="float">
            <text:p><text:s/>－0.18 </text:p>
          </table:table-cell>
          <table:table-cell table:style-name="ce23" office:value-type="float" office:value="-2.41" calcext:value-type="float">
            <text:p><text:s/>－2.41 </text:p>
          </table:table-cell>
          <table:table-cell table:style-name="ce27" office:value-type="float" office:value="856" calcext:value-type="float">
            <text:p><text:s text:c="3"/>856 </text:p>
          </table:table-cell>
          <table:table-cell table:style-name="ce23" office:value-type="float" office:value="0.46" calcext:value-type="float">
            <text:p><text:s text:c="3"/>0.46 </text:p>
          </table:table-cell>
          <table:table-cell table:style-name="ce23" office:value-type="float" office:value="5.96" calcext:value-type="float">
            <text:p><text:s text:c="3"/>5.96 </text:p>
          </table:table-cell>
          <table:table-cell table:style-name="ce27" office:value-type="float" office:value="1202" calcext:value-type="float">
            <text:p><text:s text:c="3"/>1,202 </text:p>
          </table:table-cell>
          <table:table-cell table:style-name="ce23" office:value-type="float" office:value="0.64" calcext:value-type="float">
            <text:p><text:s text:c="3"/>0.64 </text:p>
          </table:table-cell>
          <table:table-cell table:style-name="ce23" office:value-type="float" office:value="8.36" calcext:value-type="float">
            <text:p><text:s text:c="3"/>8.36 </text:p>
          </table:table-cell>
          <table:table-cell table:style-name="ce27" office:value-type="float" office:value="770" calcext:value-type="float">
            <text:p><text:s text:c="3"/>770 </text:p>
          </table:table-cell>
          <table:table-cell table:style-name="ce23" office:value-type="float" office:value="0.41" calcext:value-type="float">
            <text:p><text:s text:c="3"/>0.41 </text:p>
          </table:table-cell>
          <table:table-cell table:style-name="ce23" office:value-type="float" office:value="5.36" calcext:value-type="float">
            <text:p><text:s text:c="3"/>5.36 </text:p>
          </table:table-cell>
          <table:table-cell table:style-name="ce27" office:value-type="float" office:value="258" calcext:value-type="float">
            <text:p><text:s text:c="3"/>258 </text:p>
          </table:table-cell>
          <table:table-cell table:style-name="ce23" office:value-type="float" office:value="0.14" calcext:value-type="float">
            <text:p><text:s text:c="3"/>0.14 </text:p>
          </table:table-cell>
          <table:table-cell table:style-name="ce38" office:value-type="float" office:value="1.8" calcext:value-type="float">
            <text:p><text:s text:c="3"/>1.80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504" calcext:value-type="float">
            <text:p><text:s/>－504 </text:p>
          </table:table-cell>
          <table:table-cell table:style-name="ce23" office:value-type="float" office:value="-0.18" calcext:value-type="float">
            <text:p><text:s/>－0.18 </text:p>
          </table:table-cell>
          <table:table-cell table:style-name="ce23" office:value-type="float" office:value="-2.37" calcext:value-type="float">
            <text:p><text:s/>－2.37 </text:p>
          </table:table-cell>
          <table:table-cell table:style-name="ce27" office:value-type="float" office:value="-173" calcext:value-type="float">
            <text:p><text:s/>－173 </text:p>
          </table:table-cell>
          <table:table-cell table:style-name="ce23" office:value-type="float" office:value="-0.06" calcext:value-type="float">
            <text:p><text:s/>－0.06 </text:p>
          </table:table-cell>
          <table:table-cell table:style-name="ce23" office:value-type="float" office:value="-0.81" calcext:value-type="float">
            <text:p><text:s/>－0.81 </text:p>
          </table:table-cell>
          <table:table-cell table:style-name="ce27" office:value-type="float" office:value="1354" calcext:value-type="float">
            <text:p><text:s text:c="3"/>1,354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6.36" calcext:value-type="float">
            <text:p><text:s text:c="3"/>6.36 </text:p>
          </table:table-cell>
          <table:table-cell table:style-name="ce27" office:value-type="float" office:value="1527" calcext:value-type="float">
            <text:p><text:s text:c="3"/>1,527 </text:p>
          </table:table-cell>
          <table:table-cell table:style-name="ce23" office:value-type="float" office:value="0.55" calcext:value-type="float">
            <text:p><text:s text:c="3"/>0.55 </text:p>
          </table:table-cell>
          <table:table-cell table:style-name="ce23" office:value-type="float" office:value="7.18" calcext:value-type="float">
            <text:p><text:s text:c="3"/>7.18 </text:p>
          </table:table-cell>
          <table:table-cell table:style-name="ce27" office:value-type="float" office:value="1191" calcext:value-type="float">
            <text:p><text:s text:c="3"/>1,191 </text:p>
          </table:table-cell>
          <table:table-cell table:style-name="ce23" office:value-type="float" office:value="0.43" calcext:value-type="float">
            <text:p><text:s text:c="3"/>0.43 </text:p>
          </table:table-cell>
          <table:table-cell table:style-name="ce23" office:value-type="float" office:value="5.6" calcext:value-type="float">
            <text:p><text:s text:c="3"/>5.60 </text:p>
          </table:table-cell>
          <table:table-cell table:style-name="ce27" office:value-type="float" office:value="454" calcext:value-type="float">
            <text:p><text:s text:c="3"/>454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2.13" calcext:value-type="float">
            <text:p><text:s text:c="3"/>2.13 </text:p>
          </table:table-cell>
          <table:table-cell table:number-columns-repeated="238"/>
          <table:table-cell table:style-name="ce2" table:number-columns-repeated="767"/>
        </table:table-row>
        <table:table-row table:style-name="ro5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2607" calcext:value-type="float">
            <text:p><text:s/>－2,607 </text:p>
          </table:table-cell>
          <table:table-cell table:style-name="ce23" office:value-type="float" office:value="-0.28" calcext:value-type="float">
            <text:p><text:s/>－0.28 </text:p>
          </table:table-cell>
          <table:table-cell table:style-name="ce23" office:value-type="float" office:value="-3.68" calcext:value-type="float">
            <text:p><text:s/>－3.68 </text:p>
          </table:table-cell>
          <table:table-cell table:style-name="ce27" office:value-type="float" office:value="-745" calcext:value-type="float">
            <text:p><text:s/>－745 </text:p>
          </table:table-cell>
          <table:table-cell table:style-name="ce23" office:value-type="float" office:value="-0.08" calcext:value-type="float">
            <text:p><text:s/>－0.08 </text:p>
          </table:table-cell>
          <table:table-cell table:style-name="ce23" office:value-type="float" office:value="-1.05" calcext:value-type="float">
            <text:p><text:s/>－1.05 </text:p>
          </table:table-cell>
          <table:table-cell table:style-name="ce27" office:value-type="float" office:value="4909" calcext:value-type="float">
            <text:p><text:s text:c="3"/>4,909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93" calcext:value-type="float">
            <text:p><text:s text:c="3"/>6.93 </text:p>
          </table:table-cell>
          <table:table-cell table:style-name="ce27" office:value-type="float" office:value="5654" calcext:value-type="float">
            <text:p><text:s text:c="3"/>5,654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98" calcext:value-type="float">
            <text:p><text:s text:c="3"/>7.98 </text:p>
          </table:table-cell>
          <table:table-cell table:style-name="ce27" office:value-type="float" office:value="3240" calcext:value-type="float">
            <text:p><text:s text:c="3"/>3,240 </text:p>
          </table:table-cell>
          <table:table-cell table:style-name="ce23" office:value-type="float" office:value="0.35" calcext:value-type="float">
            <text:p><text:s text:c="3"/>0.35 </text:p>
          </table:table-cell>
          <table:table-cell table:style-name="ce23" office:value-type="float" office:value="4.57" calcext:value-type="float">
            <text:p><text:s text:c="3"/>4.57 </text:p>
          </table:table-cell>
          <table:table-cell table:style-name="ce27" office:value-type="float" office:value="1462" calcext:value-type="float">
            <text:p><text:s text:c="3"/>1,462 </text:p>
          </table:table-cell>
          <table:table-cell table:style-name="ce23" office:value-type="float" office:value="0.16" calcext:value-type="float">
            <text:p><text:s text:c="3"/>0.16 </text:p>
          </table:table-cell>
          <table:table-cell table:style-name="ce38" office:value-type="float" office:value="2.06" calcext:value-type="float">
            <text:p><text:s text:c="3"/>2.06 </text:p>
          </table:table-cell>
          <table:table-cell table:number-columns-repeated="238"/>
          <table:table-cell table:style-name="ce2" table:number-columns-repeated="767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48" calcext:value-type="float">
            <text:p><text:s/>－148 </text:p>
          </table:table-cell>
          <table:table-cell table:style-name="ce24" office:value-type="float" office:value="-0.32" calcext:value-type="float">
            <text:p><text:s/>－0.32 </text:p>
          </table:table-cell>
          <table:table-cell table:style-name="ce24" office:value-type="float" office:value="-4.19" calcext:value-type="float">
            <text:p><text:s/>－4.19 </text:p>
          </table:table-cell>
          <table:table-cell table:style-name="ce28" office:value-type="float" office:value="-57" calcext:value-type="float">
            <text:p><text:s/>－57 </text:p>
          </table:table-cell>
          <table:table-cell table:style-name="ce24" office:value-type="float" office:value="-0.12" calcext:value-type="float">
            <text:p><text:s/>－0.12 </text:p>
          </table:table-cell>
          <table:table-cell table:style-name="ce24" office:value-type="float" office:value="-1.61" calcext:value-type="float">
            <text:p><text:s/>－1.61 </text:p>
          </table:table-cell>
          <table:table-cell table:style-name="ce28" office:value-type="float" office:value="237" calcext:value-type="float">
            <text:p><text:s text:c="3"/>237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71" calcext:value-type="float">
            <text:p><text:s text:c="3"/>6.71 </text:p>
          </table:table-cell>
          <table:table-cell table:style-name="ce28" office:value-type="float" office:value="294" calcext:value-type="float">
            <text:p><text:s text:c="3"/>294 </text:p>
          </table:table-cell>
          <table:table-cell table:style-name="ce24" office:value-type="float" office:value="0.64" calcext:value-type="float">
            <text:p><text:s text:c="3"/>0.64 </text:p>
          </table:table-cell>
          <table:table-cell table:style-name="ce24" office:value-type="float" office:value="8.33" calcext:value-type="float">
            <text:p><text:s text:c="3"/>8.33 </text:p>
          </table:table-cell>
          <table:table-cell table:style-name="ce28" office:value-type="float" office:value="133" calcext:value-type="float">
            <text:p><text:s text:c="3"/>133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77" calcext:value-type="float">
            <text:p><text:s text:c="3"/>3.77 </text:p>
          </table:table-cell>
          <table:table-cell table:style-name="ce28" office:value-type="float" office:value="79" calcext:value-type="float">
            <text:p><text:s text:c="3"/>79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4" office:value-type="float" office:value="0.03" calcext:value-type="float">
            <text:p><text:s text:c="3"/>0.03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8" office:value-type="float" office:value="150" calcext:value-type="float">
            <text:p><text:s text:c="3"/>150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98" calcext:value-type="float">
            <text:p><text:s text:c="3"/>0.98 </text:p>
          </table:table-cell>
          <table:table-cell table:style-name="ce28" office:value-type="float" office:value="1112" calcext:value-type="float">
            <text:p><text:s text:c="3"/>1,112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7.24" calcext:value-type="float">
            <text:p><text:s text:c="3"/>7.24 </text:p>
          </table:table-cell>
          <table:table-cell table:style-name="ce28" office:value-type="float" office:value="962" calcext:value-type="float">
            <text:p><text:s text:c="3"/>962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6.26" calcext:value-type="float">
            <text:p><text:s text:c="3"/>6.26 </text:p>
          </table:table-cell>
          <table:table-cell table:style-name="ce28" office:value-type="float" office:value="776" calcext:value-type="float">
            <text:p><text:s text:c="3"/>776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5.05" calcext:value-type="float">
            <text:p><text:s text:c="3"/>5.05 </text:p>
          </table:table-cell>
          <table:table-cell table:style-name="ce28" office:value-type="float" office:value="384" calcext:value-type="float">
            <text:p><text:s text:c="3"/>384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293" calcext:value-type="float">
            <text:p><text:s text:c="3"/>293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7.44" calcext:value-type="float">
            <text:p><text:s text:c="3"/>7.44 </text:p>
          </table:table-cell>
          <table:table-cell table:style-name="ce28" office:value-type="float" office:value="47" calcext:value-type="float">
            <text:p><text:s text:c="3"/>47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19" calcext:value-type="float">
            <text:p><text:s text:c="3"/>1.19 </text:p>
          </table:table-cell>
          <table:table-cell table:style-name="ce28" office:value-type="float" office:value="353" calcext:value-type="float">
            <text:p><text:s text:c="3"/>353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96" calcext:value-type="float">
            <text:p><text:s text:c="3"/>8.96 </text:p>
          </table:table-cell>
          <table:table-cell table:style-name="ce28" office:value-type="float" office:value="306" calcext:value-type="float">
            <text:p><text:s text:c="3"/>306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77" calcext:value-type="float">
            <text:p><text:s text:c="3"/>7.77 </text:p>
          </table:table-cell>
          <table:table-cell table:style-name="ce28" office:value-type="float" office:value="196" calcext:value-type="float">
            <text:p><text:s text:c="3"/>196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98" calcext:value-type="float">
            <text:p><text:s text:c="3"/>4.98 </text:p>
          </table:table-cell>
          <table:table-cell table:style-name="ce28" office:value-type="float" office:value="79" calcext:value-type="float">
            <text:p><text:s text:c="3"/>79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26" calcext:value-type="float">
            <text:p><text:s/>－126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93" calcext:value-type="float">
            <text:p><text:s/>－2.93 </text:p>
          </table:table-cell>
          <table:table-cell table:style-name="ce28" office:value-type="float" office:value="-103" calcext:value-type="float">
            <text:p><text:s/>－103 </text:p>
          </table:table-cell>
          <table:table-cell table:style-name="ce24" office:value-type="float" office:value="-0.18" calcext:value-type="float">
            <text:p><text:s/>－0.18 </text:p>
          </table:table-cell>
          <table:table-cell table:style-name="ce24" office:value-type="float" office:value="-2.39" calcext:value-type="float">
            <text:p><text:s/>－2.39 </text:p>
          </table:table-cell>
          <table:table-cell table:style-name="ce28" office:value-type="float" office:value="300" calcext:value-type="float">
            <text:p><text:s text:c="3"/>300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97" calcext:value-type="float">
            <text:p><text:s text:c="3"/>6.97 </text:p>
          </table:table-cell>
          <table:table-cell table:style-name="ce28" office:value-type="float" office:value="403" calcext:value-type="float">
            <text:p><text:s text:c="3"/>403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9.37" calcext:value-type="float">
            <text:p><text:s text:c="3"/>9.37 </text:p>
          </table:table-cell>
          <table:table-cell table:style-name="ce28" office:value-type="float" office:value="170" calcext:value-type="float">
            <text:p><text:s text:c="3"/>170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95" calcext:value-type="float">
            <text:p><text:s text:c="3"/>3.95 </text:p>
          </table:table-cell>
          <table:table-cell table:style-name="ce28" office:value-type="float" office:value="92" calcext:value-type="float">
            <text:p><text:s text:c="3"/>92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366" calcext:value-type="float">
            <text:p><text:s/>－366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4" office:value-type="float" office:value="-3.65" calcext:value-type="float">
            <text:p><text:s/>－3.65 </text:p>
          </table:table-cell>
          <table:table-cell table:style-name="ce28" office:value-type="float" office:value="-5" calcext:value-type="float">
            <text:p><text:s/>－5 </text:p>
          </table:table-cell>
          <table:table-cell table:style-name="ce24" office:value-type="float" office:value="-0.001" calcext:value-type="float">
            <text:p><text:s/>－0.00 </text:p>
          </table:table-cell>
          <table:table-cell table:style-name="ce24" office:value-type="float" office:value="-0.05" calcext:value-type="float">
            <text:p><text:s/>－0.05 </text:p>
          </table:table-cell>
          <table:table-cell table:style-name="ce28" office:value-type="float" office:value="749" calcext:value-type="float">
            <text:p><text:s text:c="3"/>749 </text:p>
          </table:table-cell>
          <table:table-cell table:style-name="ce24" office:value-type="float" office:value="0.57" calcext:value-type="float">
            <text:p><text:s text:c="3"/>0.57 </text:p>
          </table:table-cell>
          <table:table-cell table:style-name="ce24" office:value-type="float" office:value="7.47" calcext:value-type="float">
            <text:p><text:s text:c="3"/>7.47 </text:p>
          </table:table-cell>
          <table:table-cell table:style-name="ce28" office:value-type="float" office:value="754" calcext:value-type="float">
            <text:p><text:s text:c="3"/>754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52" calcext:value-type="float">
            <text:p><text:s text:c="3"/>7.52 </text:p>
          </table:table-cell>
          <table:table-cell table:style-name="ce28" office:value-type="float" office:value="473" calcext:value-type="float">
            <text:p><text:s text:c="3"/>473 </text:p>
          </table:table-cell>
          <table:table-cell table:style-name="ce24" office:value-type="float" office:value="0.36" calcext:value-type="float">
            <text:p><text:s text:c="3"/>0.36 </text:p>
          </table:table-cell>
          <table:table-cell table:style-name="ce24" office:value-type="float" office:value="4.72" calcext:value-type="float">
            <text:p><text:s text:c="3"/>4.72 </text:p>
          </table:table-cell>
          <table:table-cell table:style-name="ce28" office:value-type="float" office:value="144" calcext:value-type="float">
            <text:p><text:s text:c="3"/>144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39" office:value-type="float" office:value="1.44" calcext:value-type="float">
            <text:p><text:s text:c="3"/>1.44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39" calcext:value-type="float">
            <text:p><text:s/>－239 </text:p>
          </table:table-cell>
          <table:table-cell table:style-name="ce24" office:value-type="float" office:value="-0.45" calcext:value-type="float">
            <text:p><text:s/>－0.45 </text:p>
          </table:table-cell>
          <table:table-cell table:style-name="ce24" office:value-type="float" office:value="-5.92" calcext:value-type="float">
            <text:p><text:s/>－5.92 </text:p>
          </table:table-cell>
          <table:table-cell table:style-name="ce28" office:value-type="float" office:value="-147" calcext:value-type="float">
            <text:p><text:s/>－147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4" office:value-type="float" office:value="-3.64" calcext:value-type="float">
            <text:p><text:s/>－3.64 </text:p>
          </table:table-cell>
          <table:table-cell table:style-name="ce28" office:value-type="float" office:value="241" calcext:value-type="float">
            <text:p><text:s text:c="3"/>241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97" calcext:value-type="float">
            <text:p><text:s text:c="3"/>5.97 </text:p>
          </table:table-cell>
          <table:table-cell table:style-name="ce28" office:value-type="float" office:value="388" calcext:value-type="float">
            <text:p><text:s text:c="3"/>388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9.61" calcext:value-type="float">
            <text:p><text:s text:c="3"/>9.61 </text:p>
          </table:table-cell>
          <table:table-cell table:style-name="ce28" office:value-type="float" office:value="165" calcext:value-type="float">
            <text:p><text:s text:c="3"/>165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4.09" calcext:value-type="float">
            <text:p><text:s text:c="3"/>4.09 </text:p>
          </table:table-cell>
          <table:table-cell table:style-name="ce28" office:value-type="float" office:value="77" calcext:value-type="float">
            <text:p><text:s text:c="3"/>77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304" calcext:value-type="float">
            <text:p><text:s/>－304 </text:p>
          </table:table-cell>
          <table:table-cell table:style-name="ce24" office:value-type="float" office:value="-0.42" calcext:value-type="float">
            <text:p><text:s/>－0.42 </text:p>
          </table:table-cell>
          <table:table-cell table:style-name="ce24" office:value-type="float" office:value="-5.53" calcext:value-type="float">
            <text:p><text:s/>－5.53 </text:p>
          </table:table-cell>
          <table:table-cell table:style-name="ce28" office:value-type="float" office:value="-125" calcext:value-type="float">
            <text:p><text:s/>－125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2.27" calcext:value-type="float">
            <text:p><text:s/>－2.27 </text:p>
          </table:table-cell>
          <table:table-cell table:style-name="ce28" office:value-type="float" office:value="358" calcext:value-type="float">
            <text:p><text:s text:c="3"/>358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51" calcext:value-type="float">
            <text:p><text:s text:c="3"/>6.51 </text:p>
          </table:table-cell>
          <table:table-cell table:style-name="ce28" office:value-type="float" office:value="483" calcext:value-type="float">
            <text:p><text:s text:c="3"/>483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4" office:value-type="float" office:value="8.78" calcext:value-type="float">
            <text:p><text:s text:c="3"/>8.78 </text:p>
          </table:table-cell>
          <table:table-cell table:style-name="ce28" office:value-type="float" office:value="236" calcext:value-type="float">
            <text:p><text:s text:c="3"/>236 </text:p>
          </table:table-cell>
          <table:table-cell table:style-name="ce24" office:value-type="float" office:value="0.33" calcext:value-type="float">
            <text:p><text:s text:c="3"/>0.33 </text:p>
          </table:table-cell>
          <table:table-cell table:style-name="ce24" office:value-type="float" office:value="4.29" calcext:value-type="float">
            <text:p><text:s text:c="3"/>4.29 </text:p>
          </table:table-cell>
          <table:table-cell table:style-name="ce28" office:value-type="float" office:value="99" calcext:value-type="float">
            <text:p><text:s text:c="3"/>99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44" calcext:value-type="float">
            <text:p><text:s/>－544 </text:p>
          </table:table-cell>
          <table:table-cell table:style-name="ce24" office:value-type="float" office:value="-1" calcext:value-type="float">
            <text:p><text:s/>－1.00 </text:p>
          </table:table-cell>
          <table:table-cell table:style-name="ce24" office:value-type="float" office:value="-13.06" calcext:value-type="float">
            <text:p><text:s/>－13.06 </text:p>
          </table:table-cell>
          <table:table-cell table:style-name="ce28" office:value-type="float" office:value="-177" calcext:value-type="float">
            <text:p><text:s/>－177 </text:p>
          </table:table-cell>
          <table:table-cell table:style-name="ce24" office:value-type="float" office:value="-0.33" calcext:value-type="float">
            <text:p><text:s/>－0.33 </text:p>
          </table:table-cell>
          <table:table-cell table:style-name="ce24" office:value-type="float" office:value="-4.25" calcext:value-type="float">
            <text:p><text:s/>－4.25 </text:p>
          </table:table-cell>
          <table:table-cell table:style-name="ce28" office:value-type="float" office:value="239" calcext:value-type="float">
            <text:p><text:s text:c="3"/>239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74" calcext:value-type="float">
            <text:p><text:s text:c="3"/>5.74 </text:p>
          </table:table-cell>
          <table:table-cell table:style-name="ce28" office:value-type="float" office:value="416" calcext:value-type="float">
            <text:p><text:s text:c="3"/>416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99" calcext:value-type="float">
            <text:p><text:s text:c="3"/>9.99 </text:p>
          </table:table-cell>
          <table:table-cell table:style-name="ce28" office:value-type="float" office:value="180" calcext:value-type="float">
            <text:p><text:s text:c="3"/>180 </text:p>
          </table:table-cell>
          <table:table-cell table:style-name="ce24" office:value-type="float" office:value="0.33" calcext:value-type="float">
            <text:p><text:s text:c="3"/>0.33 </text:p>
          </table:table-cell>
          <table:table-cell table:style-name="ce24" office:value-type="float" office:value="4.32" calcext:value-type="float">
            <text:p><text:s text:c="3"/>4.32 </text:p>
          </table:table-cell>
          <table:table-cell table:style-name="ce28" office:value-type="float" office:value="81" calcext:value-type="float">
            <text:p><text:s text:c="3"/>81 </text:p>
          </table:table-cell>
          <table:table-cell table:style-name="ce24" office:value-type="float" office:value="0.15" calcext:value-type="float">
            <text:p><text:s text:c="3"/>0.15 </text:p>
          </table:table-cell>
          <table:table-cell table:style-name="ce39" office:value-type="float" office:value="1.95" calcext:value-type="float">
            <text:p><text:s text:c="3"/>1.95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31" calcext:value-type="float">
            <text:p><text:s/>－631 </text:p>
          </table:table-cell>
          <table:table-cell table:style-name="ce24" office:value-type="float" office:value="-0.72" calcext:value-type="float">
            <text:p><text:s/>－0.72 </text:p>
          </table:table-cell>
          <table:table-cell table:style-name="ce24" office:value-type="float" office:value="-9.42" calcext:value-type="float">
            <text:p><text:s/>－9.42 </text:p>
          </table:table-cell>
          <table:table-cell table:style-name="ce28" office:value-type="float" office:value="-210" calcext:value-type="float">
            <text:p><text:s/>－210 </text:p>
          </table:table-cell>
          <table:table-cell table:style-name="ce24" office:value-type="float" office:value="-0.24" calcext:value-type="float">
            <text:p><text:s/>－0.24 </text:p>
          </table:table-cell>
          <table:table-cell table:style-name="ce24" office:value-type="float" office:value="-3.14" calcext:value-type="float">
            <text:p><text:s/>－3.14 </text:p>
          </table:table-cell>
          <table:table-cell table:style-name="ce28" office:value-type="float" office:value="380" calcext:value-type="float">
            <text:p><text:s text:c="3"/>380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68" calcext:value-type="float">
            <text:p><text:s text:c="3"/>5.68 </text:p>
          </table:table-cell>
          <table:table-cell table:style-name="ce28" office:value-type="float" office:value="590" calcext:value-type="float">
            <text:p><text:s text:c="3"/>590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81" calcext:value-type="float">
            <text:p><text:s text:c="3"/>8.81 </text:p>
          </table:table-cell>
          <table:table-cell table:style-name="ce28" office:value-type="float" office:value="298" calcext:value-type="float">
            <text:p><text:s text:c="3"/>298 </text:p>
          </table:table-cell>
          <table:table-cell table:style-name="ce24" office:value-type="float" office:value="0.34" calcext:value-type="float">
            <text:p><text:s text:c="3"/>0.34 </text:p>
          </table:table-cell>
          <table:table-cell table:style-name="ce24" office:value-type="float" office:value="4.45" calcext:value-type="float">
            <text:p><text:s text:c="3"/>4.45 </text:p>
          </table:table-cell>
          <table:table-cell table:style-name="ce28" office:value-type="float" office:value="148" calcext:value-type="float">
            <text:p><text:s text:c="3"/>148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99" calcext:value-type="float">
            <text:p><text:s/>－199 </text:p>
          </table:table-cell>
          <table:table-cell table:style-name="ce24" office:value-type="float" office:value="-0.86" calcext:value-type="float">
            <text:p><text:s/>－0.86 </text:p>
          </table:table-cell>
          <table:table-cell table:style-name="ce24" office:value-type="float" office:value="-11.25" calcext:value-type="float">
            <text:p><text:s/>－11.25 </text:p>
          </table:table-cell>
          <table:table-cell table:style-name="ce28" office:value-type="float" office:value="-64" calcext:value-type="float">
            <text:p><text:s/>－64 </text:p>
          </table:table-cell>
          <table:table-cell table:style-name="ce24" office:value-type="float" office:value="-0.28" calcext:value-type="float">
            <text:p><text:s/>－0.28 </text:p>
          </table:table-cell>
          <table:table-cell table:style-name="ce24" office:value-type="float" office:value="-3.62" calcext:value-type="float">
            <text:p><text:s/>－3.62 </text:p>
          </table:table-cell>
          <table:table-cell table:style-name="ce28" office:value-type="float" office:value="149" calcext:value-type="float">
            <text:p><text:s text:c="3"/>149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8.43" calcext:value-type="float">
            <text:p><text:s text:c="3"/>8.43 </text:p>
          </table:table-cell>
          <table:table-cell table:style-name="ce28" office:value-type="float" office:value="213" calcext:value-type="float">
            <text:p><text:s text:c="3"/>213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2.05" calcext:value-type="float">
            <text:p><text:s text:c="3"/>12.05 </text:p>
          </table:table-cell>
          <table:table-cell table:style-name="ce28" office:value-type="float" office:value="85" calcext:value-type="float">
            <text:p><text:s text:c="3"/>85 </text:p>
          </table:table-cell>
          <table:table-cell table:style-name="ce24" office:value-type="float" office:value="0.37" calcext:value-type="float">
            <text:p><text:s text:c="3"/>0.37 </text:p>
          </table:table-cell>
          <table:table-cell table:style-name="ce24" office:value-type="float" office:value="4.81" calcext:value-type="float">
            <text:p><text:s text:c="3"/>4.81 </text:p>
          </table:table-cell>
          <table:table-cell table:style-name="ce28" office:value-type="float" office:value="26" calcext:value-type="float">
            <text:p><text:s text:c="3"/>26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39" office:value-type="float" office:value="1.47" calcext:value-type="float">
            <text:p><text:s text:c="3"/>1.47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53" calcext:value-type="float">
            <text:p><text:s/>－153 </text:p>
          </table:table-cell>
          <table:table-cell table:style-name="ce24" office:value-type="float" office:value="-0.45" calcext:value-type="float">
            <text:p><text:s/>－0.45 </text:p>
          </table:table-cell>
          <table:table-cell table:style-name="ce24" office:value-type="float" office:value="-5.89" calcext:value-type="float">
            <text:p><text:s/>－5.89 </text:p>
          </table:table-cell>
          <table:table-cell table:style-name="ce28" office:value-type="float" office:value="-73" calcext:value-type="float">
            <text:p><text:s/>－73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81" calcext:value-type="float">
            <text:p><text:s/>－2.81 </text:p>
          </table:table-cell>
          <table:table-cell table:style-name="ce28" office:value-type="float" office:value="174" calcext:value-type="float">
            <text:p><text:s text:c="3"/>174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7" calcext:value-type="float">
            <text:p><text:s text:c="3"/>6.70 </text:p>
          </table:table-cell>
          <table:table-cell table:style-name="ce28" office:value-type="float" office:value="247" calcext:value-type="float">
            <text:p><text:s text:c="3"/>247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9.51" calcext:value-type="float">
            <text:p><text:s text:c="3"/>9.51 </text:p>
          </table:table-cell>
          <table:table-cell table:style-name="ce28" office:value-type="float" office:value="120" calcext:value-type="float">
            <text:p><text:s text:c="3"/>120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62" calcext:value-type="float">
            <text:p><text:s text:c="3"/>4.62 </text:p>
          </table:table-cell>
          <table:table-cell table:style-name="ce28" office:value-type="float" office:value="68" calcext:value-type="float">
            <text:p><text:s text:c="3"/>68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39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72" calcext:value-type="float">
            <text:p><text:s/>－72 </text:p>
          </table:table-cell>
          <table:table-cell table:style-name="ce24" office:value-type="float" office:value="-0.74" calcext:value-type="float">
            <text:p><text:s/>－0.74 </text:p>
          </table:table-cell>
          <table:table-cell table:style-name="ce24" office:value-type="float" office:value="-9.68" calcext:value-type="float">
            <text:p><text:s/>－9.68 </text:p>
          </table:table-cell>
          <table:table-cell table:style-name="ce28" office:value-type="float" office:value="-18" calcext:value-type="float">
            <text:p><text:s/>－18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42" calcext:value-type="float">
            <text:p><text:s/>－2.42 </text:p>
          </table:table-cell>
          <table:table-cell table:style-name="ce28" office:value-type="float" office:value="54" calcext:value-type="float">
            <text:p><text:s text:c="3"/>54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7.27" calcext:value-type="float">
            <text:p><text:s text:c="3"/>7.27 </text:p>
          </table:table-cell>
          <table:table-cell table:style-name="ce28" office:value-type="float" office:value="72" calcext:value-type="float">
            <text:p><text:s text:c="3"/>72 </text:p>
          </table:table-cell>
          <table:table-cell table:style-name="ce24" office:value-type="float" office:value="0.74" calcext:value-type="float">
            <text:p><text:s text:c="3"/>0.74 </text:p>
          </table:table-cell>
          <table:table-cell table:style-name="ce24" office:value-type="float" office:value="9.69" calcext:value-type="float">
            <text:p><text:s text:c="3"/>9.69 </text:p>
          </table:table-cell>
          <table:table-cell table:style-name="ce28" office:value-type="float" office:value="27" calcext:value-type="float">
            <text:p><text:s text:c="3"/>27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24" office:value-type="float" office:value="3.63" calcext:value-type="float">
            <text:p><text:s text:c="3"/>3.63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39" office:value-type="float" office:value="1.21" calcext:value-type="float">
            <text:p><text:s text:c="3"/>1.21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328" calcext:value-type="float">
            <text:p><text:s/>－328 </text:p>
          </table:table-cell>
          <table:table-cell table:style-name="ce24" office:value-type="float" office:value="-0.85" calcext:value-type="float">
            <text:p><text:s/>－0.85 </text:p>
          </table:table-cell>
          <table:table-cell table:style-name="ce24" office:value-type="float" office:value="-11.14" calcext:value-type="float">
            <text:p><text:s/>－11.14 </text:p>
          </table:table-cell>
          <table:table-cell table:style-name="ce28" office:value-type="float" office:value="-83" calcext:value-type="float">
            <text:p><text:s/>－83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82" calcext:value-type="float">
            <text:p><text:s/>－2.82 </text:p>
          </table:table-cell>
          <table:table-cell table:style-name="ce28" office:value-type="float" office:value="119" calcext:value-type="float">
            <text:p><text:s text:c="3"/>119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24" office:value-type="float" office:value="4.04" calcext:value-type="float">
            <text:p><text:s text:c="3"/>4.04 </text:p>
          </table:table-cell>
          <table:table-cell table:style-name="ce28" office:value-type="float" office:value="202" calcext:value-type="float">
            <text:p><text:s text:c="3"/>202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87" calcext:value-type="float">
            <text:p><text:s text:c="3"/>6.87 </text:p>
          </table:table-cell>
          <table:table-cell table:style-name="ce28" office:value-type="float" office:value="114" calcext:value-type="float">
            <text:p><text:s text:c="3"/>114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87" calcext:value-type="float">
            <text:p><text:s text:c="3"/>3.87 </text:p>
          </table:table-cell>
          <table:table-cell table:style-name="ce18" office:value-type="float" office:value="74" calcext:value-type="float">
            <text:p><text:s text:c="3"/>74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240" calcext:value-type="float">
            <text:p><text:s text:c="3"/>240 </text:p>
          </table:table-cell>
          <table:table-cell table:style-name="ce24" office:value-type="float" office:value="0.58" calcext:value-type="float">
            <text:p><text:s text:c="3"/>0.58 </text:p>
          </table:table-cell>
          <table:table-cell table:style-name="ce24" office:value-type="float" office:value="7.53" calcext:value-type="float">
            <text:p><text:s text:c="3"/>7.53 </text:p>
          </table:table-cell>
          <table:table-cell table:style-name="ce28" office:value-type="float" office:value="146" calcext:value-type="float">
            <text:p><text:s text:c="3"/>146 </text:p>
          </table:table-cell>
          <table:table-cell table:style-name="ce24" office:value-type="float" office:value="0.35" calcext:value-type="float">
            <text:p><text:s text:c="3"/>0.35 </text:p>
          </table:table-cell>
          <table:table-cell table:style-name="ce24" office:value-type="float" office:value="4.58" calcext:value-type="float">
            <text:p><text:s text:c="3"/>4.58 </text:p>
          </table:table-cell>
          <table:table-cell table:style-name="ce28" office:value-type="float" office:value="325" calcext:value-type="float">
            <text:p><text:s text:c="3"/>325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10.19" calcext:value-type="float">
            <text:p><text:s text:c="3"/>10.19 </text:p>
          </table:table-cell>
          <table:table-cell table:style-name="ce28" office:value-type="float" office:value="179" calcext:value-type="float">
            <text:p><text:s text:c="3"/>179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61" calcext:value-type="float">
            <text:p><text:s text:c="3"/>5.61 </text:p>
          </table:table-cell>
          <table:table-cell table:style-name="ce28" office:value-type="float" office:value="156" calcext:value-type="float">
            <text:p><text:s text:c="3"/>156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89" calcext:value-type="float">
            <text:p><text:s text:c="3"/>4.89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39" office:value-type="float" office:value="1.82" calcext:value-type="float">
            <text:p><text:s text:c="3"/>1.82 </text:p>
          </table:table-cell>
          <table:table-cell table:number-columns-repeated="1005"/>
        </table:table-row>
        <table:table-row table:style-name="ro6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86" calcext:value-type="float">
            <text:p><text:s/>－86 </text:p>
          </table:table-cell>
          <table:table-cell table:style-name="ce24" office:value-type="float" office:value="-0.32" calcext:value-type="float">
            <text:p><text:s/>－0.32 </text:p>
          </table:table-cell>
          <table:table-cell table:style-name="ce24" office:value-type="float" office:value="-4.12" calcext:value-type="float">
            <text:p><text:s/>－4.12 </text:p>
          </table:table-cell>
          <table:table-cell table:style-name="ce28" office:value-type="float" office:value="-26" calcext:value-type="float">
            <text:p><text:s/>－26 </text:p>
          </table:table-cell>
          <table:table-cell table:style-name="ce24" office:value-type="float" office:value="-0.1" calcext:value-type="float">
            <text:p><text:s/>－0.10 </text:p>
          </table:table-cell>
          <table:table-cell table:style-name="ce24" office:value-type="float" office:value="-1.24" calcext:value-type="float">
            <text:p><text:s/>－1.24 </text:p>
          </table:table-cell>
          <table:table-cell table:style-name="ce28" office:value-type="float" office:value="119" calcext:value-type="float">
            <text:p><text:s text:c="3"/>119 </text:p>
          </table:table-cell>
          <table:table-cell table:style-name="ce24" office:value-type="float" office:value="0.44" calcext:value-type="float">
            <text:p><text:s text:c="3"/>0.44 </text:p>
          </table:table-cell>
          <table:table-cell table:style-name="ce24" office:value-type="float" office:value="5.7" calcext:value-type="float">
            <text:p><text:s text:c="3"/>5.70 </text:p>
          </table:table-cell>
          <table:table-cell table:style-name="ce28" office:value-type="float" office:value="145" calcext:value-type="float">
            <text:p><text:s text:c="3"/>145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94" calcext:value-type="float">
            <text:p><text:s text:c="3"/>6.94 </text:p>
          </table:table-cell>
          <table:table-cell table:style-name="ce28" office:value-type="float" office:value="111" calcext:value-type="float">
            <text:p><text:s text:c="3"/>111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5.31" calcext:value-type="float">
            <text:p><text:s text:c="3"/>5.31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214" calcext:value-type="float">
            <text:p><text:s text:c="3"/>214 </text:p>
          </table:table-cell>
          <table:table-cell table:style-name="ce23" office:value-type="float" office:value="1.99" calcext:value-type="float">
            <text:p><text:s text:c="3"/>1.99 </text:p>
          </table:table-cell>
          <table:table-cell table:style-name="ce23" office:value-type="float" office:value="25.9" calcext:value-type="float">
            <text:p><text:s text:c="3"/>25.90 </text:p>
          </table:table-cell>
          <table:table-cell table:style-name="ce27" office:value-type="float" office:value="10" calcext:value-type="float">
            <text:p><text:s text:c="3"/>10 </text:p>
          </table:table-cell>
          <table:table-cell table:style-name="ce23" office:value-type="float" office:value="0.09" calcext:value-type="float">
            <text:p><text:s text:c="3"/>0.09 </text:p>
          </table:table-cell>
          <table:table-cell table:style-name="ce23" office:value-type="float" office:value="1.21" calcext:value-type="float">
            <text:p><text:s text:c="3"/>1.21 </text:p>
          </table:table-cell>
          <table:table-cell table:style-name="ce27" office:value-type="float" office:value="71" calcext:value-type="float">
            <text:p><text:s text:c="3"/>71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8.59" calcext:value-type="float">
            <text:p><text:s text:c="3"/>8.59 </text:p>
          </table:table-cell>
          <table:table-cell table:style-name="ce27" office:value-type="float" office:value="61" calcext:value-type="float">
            <text:p><text:s text:c="3"/>61 </text:p>
          </table:table-cell>
          <table:table-cell table:style-name="ce23" office:value-type="float" office:value="0.57" calcext:value-type="float">
            <text:p><text:s text:c="3"/>0.57 </text:p>
          </table:table-cell>
          <table:table-cell table:style-name="ce23" office:value-type="float" office:value="7.38" calcext:value-type="float">
            <text:p><text:s text:c="3"/>7.38 </text:p>
          </table:table-cell>
          <table:table-cell table:style-name="ce27" office:value-type="float" office:value="25" calcext:value-type="float">
            <text:p><text:s text:c="3"/>25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23" office:value-type="float" office:value="3.02" calcext:value-type="float">
            <text:p><text:s text:c="3"/>3.02 </text:p>
          </table:table-cell>
          <table:table-cell table:style-name="ce17" office:value-type="float" office:value="5" calcext:value-type="float">
            <text:p><text:s text:c="3"/>5 </text:p>
          </table:table-cell>
          <table:table-cell table:style-name="ce23" office:value-type="float" office:value="0.05" calcext:value-type="float">
            <text:p><text:s text:c="3"/>0.05 </text:p>
          </table:table-cell>
          <table:table-cell table:style-name="ce38" office:value-type="float" office:value="0.6" calcext:value-type="float">
            <text:p><text:s text:c="3"/>0.60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236" calcext:value-type="float">
            <text:p><text:s text:c="3"/>236 </text:p>
          </table:table-cell>
          <table:table-cell table:style-name="ce25" office:value-type="float" office:value="2.41" calcext:value-type="float">
            <text:p><text:s text:c="3"/>2.41 </text:p>
          </table:table-cell>
          <table:table-cell table:style-name="ce25" office:value-type="float" office:value="31.48" calcext:value-type="float">
            <text:p><text:s text:c="3"/>31.48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31" office:value-type="float" office:value="0.04" calcext:value-type="float">
            <text:p><text:s text:c="3"/>0.04 </text:p>
          </table:table-cell>
          <table:table-cell table:style-name="ce31" office:value-type="float" office:value="0.53" calcext:value-type="float">
            <text:p><text:s text:c="3"/>0.53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31" office:value-type="float" office:value="0.64" calcext:value-type="float">
            <text:p><text:s text:c="3"/>0.64 </text:p>
          </table:table-cell>
          <table:table-cell table:style-name="ce31" office:value-type="float" office:value="8.39" calcext:value-type="float">
            <text:p><text:s text:c="3"/>8.39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31" office:value-type="float" office:value="0.6" calcext:value-type="float">
            <text:p><text:s text:c="3"/>0.60 </text:p>
          </table:table-cell>
          <table:table-cell table:style-name="ce31" office:value-type="float" office:value="7.86" calcext:value-type="float">
            <text:p><text:s text:c="3"/>7.86 </text:p>
          </table:table-cell>
          <table:table-cell table:style-name="ce29" office:value-type="float" office:value="20" calcext:value-type="float">
            <text:p><text:s text:c="3"/>20 </text:p>
          </table:table-cell>
          <table:table-cell table:style-name="ce31" office:value-type="float" office:value="0.2" calcext:value-type="float">
            <text:p><text:s text:c="3"/>0.20 </text:p>
          </table:table-cell>
          <table:table-cell table:style-name="ce31" office:value-type="float" office:value="2.66" calcext:value-type="float">
            <text:p><text:s text:c="3"/>2.66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31" office:value-type="float" office:value="0.05" calcext:value-type="float">
            <text:p><text:s text:c="3"/>0.05 </text:p>
          </table:table-cell>
          <table:table-cell table:style-name="ce40" office:value-type="float" office:value="0.67" calcext:value-type="float">
            <text:p><text:s text:c="3"/>0.67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22" calcext:value-type="float">
            <text:p><text:s/>－22 </text:p>
          </table:table-cell>
          <table:table-cell table:style-name="ce24" office:value-type="float" office:value="-2.21" calcext:value-type="float">
            <text:p><text:s/>－2.21 </text:p>
          </table:table-cell>
          <table:table-cell table:style-name="ce24" office:value-type="float" office:value="-28.8" calcext:value-type="float">
            <text:p><text:s/>－28.80 </text:p>
          </table:table-cell>
          <table:table-cell table:style-name="ce28" office:value-type="float" office:value="6" calcext:value-type="float">
            <text:p><text:s text:c="3"/>6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86" calcext:value-type="float">
            <text:p><text:s text:c="3"/>7.86 </text:p>
          </table:table-cell>
          <table:table-cell table:style-name="ce28" office:value-type="float" office:value="8" calcext:value-type="float">
            <text:p><text:s text:c="3"/>8 </text:p>
          </table:table-cell>
          <table:table-cell table:style-name="ce24" office:value-type="float" office:value="0.8" calcext:value-type="float">
            <text:p><text:s text:c="3"/>0.80 </text:p>
          </table:table-cell>
          <table:table-cell table:style-name="ce24" office:value-type="float" office:value="10.48" calcext:value-type="float">
            <text:p><text:s text:c="3"/>10.48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62" calcext:value-type="float">
            <text:p><text:s text:c="3"/>2.62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6.55" calcext:value-type="float">
            <text:p><text:s text:c="3"/>6.55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0年3月7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0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1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1" table:number-rows-repeated="39">
          <table:table-cell table:style-name="ce11" table:number-columns-repeated="1024"/>
        </table:table-row>
        <table:table-row table:style-name="ro12" table:number-rows-repeated="2843">
          <table:table-cell table:style-name="ce11" table:number-columns-repeated="1024"/>
        </table:table-row>
        <table:table-row table:style-name="ro12" table:number-rows-repeated="104565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1-03-04T17:37:27</dc:date>
    <meta:print-date>2011-03-04T17:37:22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